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CEn 425</text:p>
      <text:p text:style-name="Standard">Jae Lee</text:p>
      <text:p text:style-name="Standard">HW 7</text:p>
      <text:p text:style-name="Standard"/>
      <text:list xml:id="list1798799662" text:style-name="L3">
        <text:list-item>
          <text:p text:style-name="P1">Not a problem because it is using a semaphore. Semaphore can protect the shared-data problem in more complex and controlled way than disabling interrupt.</text:p>
          <text:p text:style-name="P1"/>
        </text:list-item>
        <text:list-item>
          <text:p text:style-name="P1">Round-robin with interrupts. This is because Round-robin with interrupts don't care about tasks' priorities. It will just run a task in ready condition in order of their positions in the loop.</text:p>
          <text:p text:style-name="P1"/>
        </text:list-item>
        <text:list-item>
          <text:p text:style-name="P1">a. Read-modify-write instruction. This instruction reads a memory location and writes a new value into it atomically. This instruction can be used to acuire the semaphore of a single binary semaphore by writing 0 to it when it is getting the semaphore. It is also can be used to release the semaphore by writing 1 to it when it is releasing the semaphore.</text:p>
        </text:list-item>
      </text:list>
      <text:p text:style-name="Standard"/>
      <text:p text:style-name="Standard"><text:tab/>b. No, it doesn't work very well. Because it checks different processors' IDs, but it doens't check <text:tab/>which task in the processor has the semaphore currently or gets the semaphore. So when <text:tab/>different tasks in the same processor try to get the semaphore, it just acquire which results in <text:tab/>many semaphores given. This will eventually cause Liveloc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e Lee</meta:initial-creator>
    <meta:creation-date>2014-10-28T15:04:02</meta:creation-date>
    <dc:date>2014-10-28T16:08:18</dc:date>
    <dc:creator>Jae Lee</dc:creator>
    <meta:editing-duration>PT1M35S</meta:editing-duration>
    <meta:editing-cycles>2</meta:editing-cycles>
    <meta:generator>LibreOffice/3.5$Linux_X86_64 LibreOffice_project/235ab8a-3802056-4a8fed3-2d66ea8-e241b80</meta:generator>
    <meta:document-statistic meta:table-count="0" meta:image-count="0" meta:object-count="0" meta:page-count="1" meta:paragraph-count="7" meta:word-count="184" meta:character-count="372" meta:non-whitespace-character-count="894"/>
  </office:meta>
</office:document-meta>
</file>